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Treatise on Higher Passion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lek Yard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nglish 11 Transcendentalism</text:p>
      <text:p text:style-name="P1">Dave Nelson</text:p>
      <text:p text:style-name="P1">d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k Yardas</meta:initial-creator>
    <meta:creation-date>2015-02-14T14:06:12.76</meta:creation-date>
    <dc:date>2015-02-14T14:43:24.61</dc:date>
    <dc:creator>Olek Yardas</dc:creator>
    <meta:editing-duration>PT12M52S</meta:editing-duration>
    <meta:editing-cycles>1</meta:editing-cycles>
    <meta:generator>LibreOffice/5.2.3.3$MacOSX_X86_64 LibreOffice_project/d54a8868f08a7b39642414cf2c8ef2f228f780cf</meta:generator>
    <meta:document-statistic meta:table-count="0" meta:image-count="0" meta:object-count="0" meta:page-count="1" meta:paragraph-count="5" meta:word-count="13" meta:character-count="83" meta:non-whitespace-character-count="75"/>
  </office:meta>
</office:document-meta>
</file>